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352933789168174067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1354049047863617988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2248158061965943122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4267266289846213625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8695615231087256917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28528736" text:continue-list="list2248158061965943122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  <text:p text:style-name="P16"/>
      <text:p text:style-name="P16">Tues 3/14/2017 <text:span text:style-name="T1">4 miles</text:span></text:p>
      <text:p text:style-name="P16">I ran about the same course as yesterday. <text:s/>The average pace was 9:52/mile. <text:s/>The last mile was in 8:28.</text:p>
      <text:p text:style-name="P16"/>
      <text:p text:style-name="P16">Wed <text:s/>3/15/2017 <text:span text:style-name="T1">no running</text:span></text:p>
      <text:p text:style-name="P16">We drove back to Meadville.</text:p>
      <text:p text:style-name="P16"/>
      <text:p text:style-name="P16">Thur 3/16/2017 <text:span text:style-name="T1">5.5 miles</text:span></text:p>
      <text:p text:style-name="P16">I ran with Jim Fitch and Tiffany Hrach on the indoor track.</text:p>
      <text:p text:style-name="P16">2 mile warm up including a ¼ mile of drills</text:p>
      <text:p text:style-name="P16">We ran 1 mile in 8:42 with the last 1/8 mile in 1:00 and then a ½ mile jog.</text:p>
      <text:p text:style-name="P16">We then ran 2 x ½ mile with a ½ mile jog after each run.</text:p>
      <text:p text:style-name="P16">Times on the ½ mile runs: 4:24 and 4:21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6T08:33:00.08</dc:date>
    <dc:creator>James Lombardi</dc:creator>
    <meta:editing-duration>PT17H50M35S</meta:editing-duration>
    <meta:editing-cycles>119</meta:editing-cycles>
    <meta:document-statistic meta:table-count="0" meta:image-count="0" meta:object-count="0" meta:page-count="11" meta:paragraph-count="329" meta:word-count="4085" meta:character-count="19983"/>
  </office:meta>
</office:document-meta>
</file>